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9-2014</text:p>
      <text:p text:style-name="P44"><text:span text:style-name="T5">Maturín, </text:span><text:span text:style-name="Fuente_20_de_20_párrafo_20_predeter."><text:span text:style-name="T3">01</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gost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44-2014</text:span><text:span text:style-name="T14"> </text:span><text:span text:style-name="T8">DE FECHA 30-07-2014</text:span></text:p>
      <text:p text:style-name="P36"/>
      <text:p text:style-name="P29"><text:span text:style-name="T8">OBJETO: </text:span><text:span text:style-name="T9">Adquisición de uniformes y equipos deportivos para el 52 Aniversario de la CEM.</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MUNIR SPORT, C.A.<text:line-break/>- Oferta "B": QUIRIQUIRE ARTE Y PUBLICIDAD,C.A<text:line-break/>- Oferta "C": SERVICIOS SUMINISTROS ALTAMIRA,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3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B"</text:p>
          </table:table-cell>
          <table:table-cell table:style-name="Tabla4.A2" office:value-type="string">
            <text:p text:style-name="P39">3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3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MUNIR SPORT, C.A.</text:span></text:p>
          </table:table-cell>
          <table:table-cell table:style-name="Tabla3.A3" office:value-type="string">
            <text:p text:style-name="P49">Oferta mas Economica<text:line-break/><text:line-break/>Monto oferta "A"</text:p>
          </table:table-cell>
          <table:table-cell table:style-name="Tabla3.A3" office:value-type="string">
            <text:p text:style-name="P49">7.840,00<text:line-break/><text:line-break/><text:line-break/>12.465,60</text:p>
          </table:table-cell>
          <table:table-cell table:style-name="Tabla3.A3" office:value-type="string">
            <text:p text:style-name="P49">0,63</text:p>
          </table:table-cell>
          <table:table-cell table:style-name="Tabla3.A3" office:value-type="string">
            <text:p text:style-name="P50">40</text:p>
          </table:table-cell>
          <table:table-cell table:style-name="Tabla3.F3" office:value-type="string">
            <text:p text:style-name="P4">25,16</text:p>
          </table:table-cell>
        </table:table-row>
        <table:table-row>
          <table:table-cell table:style-name="Tabla3.A3" office:value-type="string">
            <text:p text:style-name="P5"><text:span text:style-name="T11"/><text:span text:style-name="T13">"B": QUIRIQUIRE ARTE Y PUBLICIDAD,C.A</text:span></text:p>
          </table:table-cell>
          <table:table-cell table:style-name="Tabla3.A3" office:value-type="string">
            <text:p text:style-name="P49">Oferta mas Economica<text:line-break/><text:line-break/>Monto oferta "B"</text:p>
          </table:table-cell>
          <table:table-cell table:style-name="Tabla3.A3" office:value-type="string">
            <text:p text:style-name="P49">7.840,00<text:line-break/><text:line-break/><text:line-break/>7.84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SERVICIOS SUMINISTROS ALTAMIRA,C.A</text:span></text:p>
          </table:table-cell>
          <table:table-cell table:style-name="Tabla3.A3" office:value-type="string">
            <text:p text:style-name="P49">Oferta mas Economica<text:line-break/><text:line-break/>Monto oferta "C"</text:p>
          </table:table-cell>
          <table:table-cell table:style-name="Tabla3.A3" office:value-type="string">
            <text:p text:style-name="P49">7.84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MUNIR SPORT, C.A.</text:p>
          </table:table-cell>
          <table:table-cell table:style-name="Tabla1.A2" office:value-type="string">
            <text:p text:style-name="P42">40</text:p>
          </table:table-cell>
          <table:table-cell table:style-name="Tabla1.A2" office:value-type="string">
            <text:p text:style-name="P42">25,16</text:p>
          </table:table-cell>
          <table:table-cell table:style-name="Tabla1.A1" office:value-type="string">
            <text:p text:style-name="P3">65,16</text:p>
          </table:table-cell>
        </table:table-row>
        <table:table-row table:style-name="Tabla1.4">
          <table:table-cell table:style-name="Tabla1.A2" office:value-type="string">
            <text:p text:style-name="P2">"B"</text:p>
          </table:table-cell>
          <table:table-cell table:style-name="Tabla1.A2" office:value-type="string">
            <text:p text:style-name="P42">QUIRIQUIRE ARTE Y PUBLICIDAD,C.A</text:p>
          </table:table-cell>
          <table:table-cell table:style-name="Tabla1.A2" office:value-type="string">
            <text:p text:style-name="P42">30</text:p>
          </table:table-cell>
          <table:table-cell table:style-name="Tabla1.A2" office:value-type="string">
            <text:p text:style-name="P42">40,00</text:p>
          </table:table-cell>
          <table:table-cell table:style-name="Tabla1.A1" office:value-type="string">
            <text:p text:style-name="P3">70,00</text:p>
          </table:table-cell>
        </table:table-row>
        <table:table-row table:style-name="Tabla1.4">
          <table:table-cell table:style-name="Tabla1.A2" office:value-type="string">
            <text:p text:style-name="P2">"C"</text:p>
          </table:table-cell>
          <table:table-cell table:style-name="Tabla1.A2" office:value-type="string">
            <text:p text:style-name="P42">SERVICIOS SUMINISTROS ALTAMIRA,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MUNIR SPORT, C.A, QUIRIQUIRE PUBLICIDAD, C.A y SERVICIOS Y SUMINISTROS ALTAMIRA, C.A para el Procedimiento Nº CEM-PC-02-01-0043-2014, realizado bajo la modalidad de Consulta de Precio, para la Adquisición de uniformes y equipos deportivos para el 52 Aniversario de la CEM, quienes cuentan con experiencia en todo lo relacionado con el ramo, de las cuales MUNIR SPORT, C.A, y QUIRIQUIRE PUBLICIDAD, C.A, presentaron ofertas, de igual manera se efectuó la revisión y análisis de la documentación contenida en cada expediente administrativo, a la luz de la normativa legal vigente, esta Dirección concluye que en el caso bajo análisis, las únicas dos empresas oferentes cumplen según disponibilidad en inventario con la mayoría de las especificaciones técnicas establecidas en las invitaciones, ofreciendo calidad de servicio y tiempo de respuesta. </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s empresas MUNIR SPORT, C.A, y QUIRIQUIRE PUBLICIDAD, C.A, califican como ganadoras en el presente procedimiento de selección de contratistas, por ofrecer en sus ofertas económicas la disponibilidad que se ajustan a los requerimientos realizados, acompañado de excelente calidad en los productos ofertados, aspectos que nos permiten realizar la siguiente recomendación. <text:line-break/><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43-2014 para la Adquisición de uniformes y equipos deportivos para el 52 Aniversario de la CEM.., a las empresas MUNIR SPORT, C.A, Rif J-30121109-0 por un monto de BOLÍVARES DOCE MIL CUATROCIENTOS SESENTA Y CINCO CON CERO  CÉNTIMOS (Bs 12.465,00) y a QUIRIQUIRE PUBLICIDAD, C.A Rif J-31138091-4 por u monto de BOLÍVARES SIETE MIL OCHOCIENTOS CUARENTA CON CERO CÉNTIMOS (Bs. 7.840,00)</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